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style:text-properties officeooo:paragraph-rsid="00210a41"/>
    </style:style>
    <style:style style:name="P2" style:family="paragraph" style:parent-style-name="Text_20_body">
      <style:paragraph-properties fo:margin-top="0in" fo:margin-bottom="0in" loext:contextual-spacing="false"/>
      <style:text-properties officeooo:paragraph-rsid="00378bcb"/>
    </style:style>
    <style:style style:name="P3" style:family="paragraph" style:parent-style-name="Text_20_body" style:list-style-name="L3">
      <style:text-properties officeooo:rsid="004aef6e" officeooo:paragraph-rsid="004aef6e"/>
    </style:style>
    <style:style style:name="P4" style:family="paragraph" style:parent-style-name="Text_20_body" style:list-style-name="L1">
      <style:paragraph-properties fo:margin-top="0in" fo:margin-bottom="0in" loext:contextual-spacing="false"/>
      <style:text-properties officeooo:paragraph-rsid="00378bcb"/>
    </style:style>
    <style:style style:name="P5" style:family="paragraph" style:parent-style-name="Text_20_body">
      <style:paragraph-properties fo:margin-top="0in" fo:margin-bottom="0in" loext:contextual-spacing="false"/>
      <style:text-properties officeooo:paragraph-rsid="0047c7c1"/>
    </style:style>
    <style:style style:name="P6" style:family="paragraph" style:parent-style-name="Text_20_body">
      <style:paragraph-properties fo:margin-top="0in" fo:margin-bottom="0in" loext:contextual-spacing="false"/>
      <style:text-properties officeooo:paragraph-rsid="00378bcb"/>
    </style:style>
    <style:style style:name="P7" style:family="paragraph" style:parent-style-name="Text_20_body">
      <style:paragraph-properties fo:margin-top="0in" fo:margin-bottom="0in" loext:contextual-spacing="false"/>
      <style:text-properties officeooo:paragraph-rsid="004ec8d3"/>
    </style:style>
    <style:style style:name="P8" style:family="paragraph" style:parent-style-name="Text_20_body">
      <style:paragraph-properties fo:margin-top="0in" fo:margin-bottom="0in" loext:contextual-spacing="false"/>
      <style:text-properties officeooo:paragraph-rsid="00210a41"/>
    </style:style>
    <style:style style:name="T1" style:family="text">
      <style:text-properties officeooo:rsid="00210a41"/>
    </style:style>
    <style:style style:name="T2" style:family="text">
      <style:text-properties officeooo:rsid="00378bcb"/>
    </style:style>
    <style:style style:name="T3" style:family="text">
      <style:text-properties officeooo:rsid="0047c7c1"/>
    </style:style>
    <style:style style:name="T4" style:family="text">
      <style:text-properties officeooo:rsid="0027b573"/>
    </style:style>
    <style:style style:name="T5" style:family="text">
      <style:text-properties officeooo:rsid="004c0fa6"/>
    </style:style>
    <style:style style:name="T6" style:family="text">
      <style:text-properties officeooo:rsid="004d0227"/>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 </text:span>High level description of project.</text:p>
      <text:p text:style-name="P7"><text:span text:style-name="T3">From wiki: “</text:span>An H-1B visa allows an individual to enter the United States to temporarily work at an employer in a specialty occupation<text:span text:style-name="T4">. In 2015, there were 348,669 applicants for the H-1B filed, of which 275,317 were approved.” In this project, historical case disclosure data will be used to predict the final outcome of the application. It will be very helpful to know the important features that affect the outcome for both </text:span>applicants and the employers.</text:p>
      <text:p text:style-name="P1"/>
      <text:p text:style-name="P1"><text:span text:style-name="T1">2. </text:span>What question or problem are you trying to solve?</text:p>
      <text:p text:style-name="P5"><text:span text:style-name="T3">Can we predict the result of H-1B visa application based on Historical Case Disclosure Data? Can we tell what are the major factors that affect the decision? </text:span></text:p>
      <text:p text:style-name="P2"/>
      <text:p text:style-name="P2"><text:span text:style-name="T2">3. </text:span>How will you present your work?</text:p>
      <text:list xml:id="list1520820459" text:style-name="L1">
        <text:list-item>
          <text:p text:style-name="P4">Presentation – slides</text:p>
        </text:list-item>
      </text:list>
      <text:p text:style-name="P2"/>
      <text:p text:style-name="P2"><text:span text:style-name="T2">4. </text:span>What are your data sources?</text:p>
      <text:p text:style-name="P2"><text:tab/>https://www.foreignlaborcert.doleta.gov/performancedata.cfm#dis</text:p>
      <text:p text:style-name="P2"/>
      <text:p text:style-name="P2"><text:span text:style-name="T2">5. W</text:span>hat’s your next step towards making this your project. </text:p>
      <text:list xml:id="list3747911020" text:style-name="L3">
        <text:list-item>
          <text:p text:style-name="P3">Download data(.xlsx) and convert to csv file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21:04:26.649477297</meta:creation-date>
    <dc:date>2018-11-04T20:07:01.809323340</dc:date>
    <meta:editing-duration>PT3H38M53S</meta:editing-duration>
    <meta:editing-cycles>40</meta:editing-cycles>
    <meta:generator>LibreOffice/6.0.6.2$Linux_X86_64 LibreOffice_project/00m0$Build-2</meta:generator>
    <meta:document-statistic meta:table-count="0" meta:image-count="0" meta:object-count="0" meta:page-count="1" meta:paragraph-count="10" meta:word-count="154" meta:character-count="958" meta:non-whitespace-character-count="812"/>
  </office:meta>
</office:document-meta>
</file>